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ca45" officeooo:paragraph-rsid="001eca45"/>
    </style:style>
    <style:style style:name="P2" style:family="paragraph" style:parent-style-name="Standard">
      <style:text-properties fo:font-weight="bold" officeooo:rsid="001eca45" officeooo:paragraph-rsid="001eca45" style:font-weight-asian="bold" style:font-weight-complex="bold"/>
    </style:style>
    <style:style style:name="P3" style:family="paragraph" style:parent-style-name="Standard">
      <style:text-properties fo:font-weight="normal" officeooo:rsid="001eca45" officeooo:paragraph-rsid="001eca45" style:font-weight-asian="normal" style:font-weight-complex="normal"/>
    </style:style>
    <style:style style:name="P4" style:family="paragraph" style:parent-style-name="Standard">
      <style:text-properties fo:font-weight="normal" officeooo:rsid="001f5de5" officeooo:paragraph-rsid="001f5de5" style:font-weight-asian="normal" style:font-weight-complex="normal"/>
    </style:style>
    <style:style style:name="P5" style:family="paragraph" style:parent-style-name="Standard">
      <style:text-properties officeooo:rsid="001f5de5" officeooo:paragraph-rsid="001f5de5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IGN OF SMTP WEB SERVER AND CLIENT</text:p>
      <text:p text:style-name="P1"/>
      <text:p text:style-name="P1">AMMANAMANCHI SAI AKRTHIK</text:p>
      <text:p text:style-name="P1">B150310CS</text:p>
      <text:p text:style-name="P1"/>
      <text:p text:style-name="P1"/>
      <text:p text:style-name="P2">Client side:</text:p>
      <text:p text:style-name="P2"/>
      <text:p text:style-name="P2">client_1 ./client <text:s/>127.0.0.1 3000</text:p>
      <text:p text:style-name="P2">client_2 ./client 127.0.0.1 4000</text:p>
      <text:p text:style-name="P2"/>
      <text:p text:style-name="P2"/>
      <text:p text:style-name="P3"><text:span text:style-name="T1">The client side first makes an http connection to the mail server</text:span>.</text:p>
      <text:p text:style-name="P2"/>
      <text:p text:style-name="P2">The user needs to register if not on mail server, if registered he needs to login.</text:p>
      <text:p text:style-name="P3"/>
      <text:p text:style-name="P4">If(!reg)</text:p>
      <text:p text:style-name="P4"><text:tab/>email and password -------&gt; server</text:p>
      <text:p text:style-name="P4">else</text:p>
      <text:p text:style-name="P4"><text:tab/>email and password -------&gt; server</text:p>
      <text:p text:style-name="P4"><text:tab/>check()</text:p>
      <text:p text:style-name="P4"><text:tab/>if true </text:p>
      <text:p text:style-name="P4"><text:tab/><text:tab/>log him in</text:p>
      <text:p text:style-name="P4"><text:tab/>else </text:p>
      <text:p text:style-name="P4"><text:tab/><text:tab/>loop</text:p>
      <text:p text:style-name="P3"/>
      <text:p text:style-name="P2">After loggin into the mail server he can check his inbox,compose a mail or exit.</text:p>
      <text:p text:style-name="P1"/>
      <text:p text:style-name="P5">if(inbox)</text:p>
      <text:p text:style-name="P5"><text:tab/>get the mails one by one &lt;-------------- server</text:p>
      <text:p text:style-name="P5">else if(compose)</text:p>
      <text:p text:style-name="P5"><text:tab/>send the struct mail -----------&gt; server</text:p>
      <text:p text:style-name="P5">else <text:tab/></text:p>
      <text:p text:style-name="P5"><text:tab/>quit</text:p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erver Side </text:p>
      <text:p text:style-name="P2">mail_server _1 <text:s text:c="3"/>./server 127.0.0.1 3000 127.0.0.1 4000</text:p>
      <text:p text:style-name="P2">mail_server_2 <text:s text:c="5"/>./server 127.0.0.1 4000 127.0.0.1 3000</text:p>
      <text:p text:style-name="P2"/>
      <text:p text:style-name="P2">On the server side the server waits for connections to the clients and accepts an http connectionm from multiple clients.</text:p>
      <text:p text:style-name="P3"/>
      <text:p text:style-name="P2">The server then creates a new structure user if a user registers or validates the user and logs him in.</text:p>
      <text:p text:style-name="P2"/>
      <text:p text:style-name="P4">Create a new instance in struct user</text:p>
      <text:p text:style-name="P2"/>
      <text:p text:style-name="P2">If the client wants to check his inbox the server goes through the mailbox the corresponding user_id and shows all the valiable emails for him.</text:p>
      <text:p text:style-name="P2"/>
      <text:p text:style-name="P4">Go through the struct mailbox[][] and send info to the client</text:p>
      <text:p text:style-name="P3"/>
      <text:p text:style-name="P3"/>
      <text:p text:style-name="P3"><text:span text:style-name="T1">If the client </text:span><text:a xlink:type="simple" xlink:href="mailto:a@gmail.com" text:style-name="Internet_20_link" text:visited-style-name="Visited_20_Internet_20_Link"><text:span text:style-name="T1">a@gmail.com</text:span></text:a><text:span text:style-name="T1"> wants to send an email to </text:span><text:a xlink:type="simple" xlink:href="mailto:x@yahoo.com" text:style-name="Internet_20_link" text:visited-style-name="Visited_20_Internet_20_Link"><text:span text:style-name="T1">x@yahoo.com</text:span></text:a><text:span text:style-name="T1"> on other mail server. The server starts a new connection to the other mail server.</text:span></text:p>
      <text:p text:style-name="P3"><text:span text:style-name="T1"/></text:p>
      <text:p text:style-name="P4">Crate a new socket and connection to arg[3] and arg[4]</text:p>
      <text:p text:style-name="P3"/>
      <text:p text:style-name="P3"/>
      <text:p text:style-name="P3"><text:span text:style-name="T1">The other mail server verifies if there is a user wiith email </text:span><text:a xlink:type="simple" xlink:href="mailto:x@yahoo.com" text:style-name="Internet_20_link" text:visited-style-name="Visited_20_Internet_20_Link"><text:span text:style-name="T1">x@yahoo.com</text:span></text:a><text:span text:style-name="T1"> and puts the mail into his inbox and can be checked by him once he logs in to his account.. </text:span><text:s/></text:p>
      <text:p text:style-name="P3"/>
      <text:p text:style-name="P4">Check for user validity in struct user and put the mail in his mail box using the correspondinng user_i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7:21:09.252135341</meta:creation-date>
    <dc:date>2018-02-19T17:34:03.995448369</dc:date>
    <meta:editing-duration>PT12M5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36" meta:word-count="292" meta:character-count="1683" meta:non-whitespace-character-count="1402"/>
  </office:meta>
</office:document-meta>
</file>